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2"/>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item>
          <text:p text:style-name="P7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2">/&gt;</text:p>
      <text:list text:style-name="L62">
        <text:list-item>
          <text:p text:style-name="P9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5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01T12:47:22</dc:date>
    <meta:print-date>2005-05-19T18:12:29</meta:print-date>
    <dc:language>es-ES</dc:language>
    <meta:editing-cycles>1519</meta:editing-cycles>
    <meta:editing-duration>P8DT4H50M27S</meta:editing-duration>
    <meta:user-defined meta:name="Info 1"/>
    <meta:user-defined meta:name="Info 2"/>
    <meta:user-defined meta:name="Info 3"/>
    <meta:user-defined meta:name="Info 4"/>
    <meta:document-statistic meta:table-count="0" meta:image-count="35" meta:object-count="0" meta:page-count="154" meta:paragraph-count="4041" meta:word-count="33592" meta:character-count="243223"/>
  </office:meta>
</office:document-meta>
</file>